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5.786cm" fo:min-width="5.314cm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7cm" fo:min-width="5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bottom" loext:decorative="false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bottom" loext:decorative="false"/>
      <style:paragraph-properties style:writing-mode="lr-tb"/>
    </style:style>
    <style:style style:name="gr5" style:family="graphic" style:parent-style-name="standard">
      <style:graphic-properties draw:marker-start="Arrowheads_20_5" draw:marker-start-width="0.3cm" draw:textarea-vertical-align="bottom" loext:decorative="false"/>
      <style:paragraph-properties style:writing-mode="lr-tb"/>
    </style:style>
    <style:style style:name="gr6" style:family="graphic" style:parent-style-name="objectwithoutfill">
      <style:graphic-properties draw:marker-end="Arrowheads_20_6" draw:marker-end-width="0.3cm" draw:fill="none" draw:textarea-vertical-align="bottom" loext:decorative="false"/>
      <style:paragraph-properties style:writing-mode="lr-tb"/>
    </style:style>
    <style:style style:name="gr7" style:family="graphic" style:parent-style-name="standard">
      <style:graphic-properties draw:marker-start="Arrowheads_20_7" draw:marker-start-width="0.3cm" draw:textarea-vertical-align="bottom" loext:decorative="false"/>
      <style:paragraph-properties style:writing-mode="lr-tb"/>
    </style:style>
    <style:style style:name="gr8" style:family="graphic" style:parent-style-name="standard">
      <style:graphic-properties draw:marker-start="Arrowheads_20_8" draw:marker-start-width="0.3cm" draw:textarea-vertical-align="botto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464cm" fo:min-width="3.92cm" loext:decorative="false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5.5cm" fo:min-width="4.5cm" loext:decorative="false"/>
      <style:paragraph-properties style:writing-mode="lr-tb"/>
    </style:style>
    <style:style style:name="gr12" style:family="graphic" style:parent-style-name="objectwithoutfill">
      <style:graphic-properties draw:marker-end="Arrowheads_20_9" draw:marker-end-width="0.3cm" draw:fill="none" draw:textarea-vertical-align="bottom" loext:decorative="false"/>
      <style:paragraph-properties style:writing-mode="lr-tb"/>
    </style:style>
    <style:style style:name="gr13" style:family="graphic" style:parent-style-name="standard">
      <style:graphic-properties draw:marker-start="Arrowheads_20_10" draw:marker-start-width="0.3cm" draw:textarea-vertical-align="bottom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749cm" fo:min-width="3cm" loext:decorative="false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048cm" fo:min-width="2.506cm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872cm" fo:min-width="2.152cm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048cm" fo:min-width="2.152cm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2.226cm" fo:min-width="2.86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49cm" fo:min-width="5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49cm" fo:min-width="5.75cm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5.25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49cm" fo:min-width="8.25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749cm" fo:min-width="8.5cm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49cm" fo:min-width="8.75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49cm" fo:min-width="8.999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749cm" fo:min-width="9cm" loext:decorative="false"/>
      <style:paragraph-properties style:writing-mode="lr-tb"/>
    </style:style>
    <style:style style:name="gr2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2cm" svg:height="8.536cm" draw:transform="skewX (-0.00401425727958696) rotate (-0.0490437519810405) translate (17.79cm 6.82cm)">
          <text:p text:style-name="P1">Placement management 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5cm" svg:height="7.25cm" svg:x="-0.75cm" svg:y="7.75cm">
          <text:p text:style-name="P1"><text:span text:style-name="T1">User interface</text:span></text:p>
          <text:p text:style-name="P1"><text:span text:style-name="T1">[</text:span><text:span text:style-name="T2">admin,student,</text:span></text:p>
          <text:p text:style-name="P1"><text:span text:style-name="T2">company]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4.75cm" svg:y1="8cm" svg:x2="19cm" svg:y2="8cm">
          <text:p text:style-name="P4"><text:span text:style-name="T3">User login info</text:span></text:p>
        </draw:line>
        <draw:line draw:style-name="gr4" draw:text-style-name="P5" draw:layer="layout" svg:x1="4.75cm" svg:y1="10.5cm" svg:x2="17.75cm" svg:y2="10.5cm">
          <text:p text:style-name="P4"><text:span text:style-name="T3">Student raw data</text:span></text:p>
        </draw:line>
        <draw:line draw:style-name="gr5" draw:text-style-name="P4" draw:layer="layout" svg:x1="5cm" svg:y1="11.75cm" svg:x2="17.5cm" svg:y2="11.75cm">
          <text:p text:style-name="P4"><text:span text:style-name="T3">Formatted data</text:span></text:p>
        </draw:line>
        <draw:line draw:style-name="gr6" draw:text-style-name="P5" draw:layer="layout" svg:x1="4.75cm" svg:y1="13cm" svg:x2="17.75cm" svg:y2="13cm">
          <text:p text:style-name="P4"><text:span text:style-name="T3">Input message</text:span></text:p>
        </draw:line>
        <draw:line draw:style-name="gr7" draw:text-style-name="P1" draw:layer="layout" svg:x1="5cm" svg:y1="14.25cm" svg:x2="18.5cm" svg:y2="14.25cm">
          <text:p text:style-name="P1">Output message</text:p>
        </draw:line>
        <draw:line draw:style-name="gr8" draw:text-style-name="P4" draw:layer="layout" svg:x1="5cm" svg:y1="9.25cm" svg:x2="18cm" svg:y2="9.25cm">
          <text:p text:style-name="P4"><text:span text:style-name="T3">success</text:span></text:p>
        </draw:line>
        <draw:frame draw:style-name="gr9" draw:text-style-name="P6" draw:layer="layout" svg:width="4.642cm" svg:height="0.962cm" svg:x="5.5cm" svg:y="24cm">
          <draw:text-box>
            <text:p>DFD <text:s/>LEVEL 1</text:p>
          </draw:text-box>
        </draw:frame>
      </draw:page>
      <draw:page draw:name="page2" draw:style-name="dp1" draw:master-page-name="Default">
        <draw:custom-shape draw:style-name="gr10" draw:text-style-name="P7" draw:layer="layout" svg:width="6.25cm" svg:height="5.25cm" svg:x="16.5cm" svg:y="10.25cm">
          <text:p text:style-name="P1"><text:span text:style-name="T4">PLACEMENT MANAGEMENT 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5cm" svg:height="5.75cm" svg:x="0.75cm" svg:y="10cm">
          <text:p text:style-name="P1">USER INTERFACE</text:p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5.75cm" svg:y1="11.75cm" svg:x2="16.75cm" svg:y2="11.75cm">
          <text:p text:style-name="P1">LOG IN </text:p>
        </draw:line>
        <draw:line draw:style-name="gr13" draw:text-style-name="P1" draw:layer="layout" svg:x1="6cm" svg:y1="13.5cm" svg:x2="16.5cm" svg:y2="13.5cm">
          <text:p text:style-name="P1">SIGNUP</text:p>
        </draw:line>
        <draw:frame draw:style-name="gr9" draw:text-style-name="P6" draw:layer="layout" svg:width="2.983cm" svg:height="0.962cm" svg:x="5.75cm" svg:y="22.5cm">
          <draw:text-box>
            <text:p>LEVEL 0</text:p>
          </draw:text-box>
        </draw:frame>
      </draw:page>
      <draw:page draw:name="page3" draw:style-name="dp1" draw:master-page-name="Default">
        <draw:custom-shape draw:style-name="gr14" draw:text-style-name="P8" draw:layer="layout" svg:width="3.5cm" svg:height="0.999cm" svg:x="-3cm" svg:y="5cm">
          <text:p text:style-name="P1">Admin 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25cm" svg:height="3.25cm" svg:x="1.75cm" svg:y="4cm">
          <text:p text:style-name="P1">Login to 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3.75cm" svg:height="3cm" svg:x="-3.5cm" svg:y="7.25cm">
          <text:p text:style-name="P1">Forget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4.25cm" svg:height="3.25cm" svg:x="1.751cm" svg:y="4.001cm">
          <text:p text:style-name="P1">Login to 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3.75cm" svg:height="3cm" svg:x="-3.5cm" svg:y="11.25cm">
          <text:p text:style-name="P1">Send email to 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3.75cm" svg:height="3.25cm" svg:x="2cm" svg:y="9cm">
          <text:p text:style-name="P1">Check credenti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4.25cm" svg:height="3.25cm" svg:x="7.75cm" svg:y="4.25cm">
          <text:p text:style-name="P1">Check role of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4.75cm" svg:height="3.5cm" svg:x="7.75cm" svg:y="9cm">
          <text:p text:style-name="P1">Manage modu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5.5cm" svg:height="0.999cm" svg:x="-4.5cm" svg:y="18cm">
          <text:p text:style-name="P1">Manage system admin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25cm" svg:height="0.999cm" svg:x="1.25cm" svg:y="18.001cm">
          <text:p text:style-name="P1">Manage role of user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6.25cm" svg:height="0.999cm" svg:x="1.25cm" svg:y="18.001cm">
          <text:p text:style-name="P1">Manage role of user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75cm" svg:height="1cm" svg:x="7.75cm" svg:y="18cm">
          <text:p text:style-name="P1">Manage user permission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75cm" svg:height="0.999cm" svg:x="16.75cm" svg:y="5.001cm">
          <text:p text:style-name="P1">Manage college details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9cm" svg:height="0.999cm" svg:x="16.75cm" svg:y="6.75cm">
          <text:p text:style-name="P1">Manage company details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9cm" svg:height="0.999cm" svg:x="16.75cm" svg:y="8.25cm">
          <text:p text:style-name="P1">Manage applicants details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9cm" svg:height="0.999cm" svg:x="16.75cm" svg:y="9.75cm">
          <text:p text:style-name="P1">Manage job details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9.25cm" svg:height="0.999cm" svg:x="16.75cm" svg:y="11.25cm">
          <text:p text:style-name="P1">Manage training details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9.499cm" svg:height="0.999cm" svg:x="16.5cm" svg:y="13.001cm">
          <text:p text:style-name="P1">Manage placement details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9.5cm" svg:height="0.999cm" svg:x="16.5cm" svg:y="14.751cm">
          <text:p text:style-name="P1">Manage report 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0.75cm" svg:y1="5.5cm" svg:x2="1.75cm" svg:y2="5.5cm">
          <text:p/>
        </draw:line>
        <draw:line draw:style-name="gr28" draw:text-style-name="P9" draw:layer="layout" svg:x1="-1.75cm" svg:y1="6.25cm" svg:x2="-1.75cm" svg:y2="7.25cm">
          <text:p/>
        </draw:line>
        <draw:line draw:style-name="gr29" draw:text-style-name="P9" draw:layer="layout" svg:x1="-1.75cm" svg:y1="10.25cm" svg:x2="-1.75cm" svg:y2="11.25cm">
          <text:p/>
        </draw:line>
        <draw:line draw:style-name="gr30" draw:text-style-name="P9" draw:layer="layout" svg:x1="3.75cm" svg:y1="7.5cm" svg:x2="3.75cm" svg:y2="9cm">
          <text:p/>
        </draw:line>
        <draw:line draw:style-name="gr31" draw:text-style-name="P9" draw:layer="layout" svg:x1="10cm" svg:y1="7.75cm" svg:x2="10cm" svg:y2="9cm">
          <text:p/>
        </draw:line>
        <draw:line draw:style-name="gr32" draw:text-style-name="P9" draw:layer="layout" svg:x1="5.5cm" svg:y1="9.25cm" svg:x2="8.5cm" svg:y2="7cm">
          <text:p/>
        </draw:line>
        <draw:line draw:style-name="gr33" draw:text-style-name="P9" draw:layer="layout" svg:x1="7.5cm" svg:y1="11cm" svg:x2="-0.75cm" svg:y2="17.75cm">
          <text:p/>
        </draw:line>
        <draw:line draw:style-name="gr34" draw:text-style-name="P9" draw:layer="layout" svg:x1="8.25cm" svg:y1="12.25cm" svg:x2="4.5cm" svg:y2="18cm">
          <text:p/>
        </draw:line>
        <draw:line draw:style-name="gr35" draw:text-style-name="P9" draw:layer="layout" svg:x1="10.25cm" svg:y1="12.75cm" svg:x2="10.25cm" svg:y2="18cm">
          <text:p/>
        </draw:line>
        <draw:line draw:style-name="gr36" draw:text-style-name="P9" draw:layer="layout" svg:x1="11.25cm" svg:y1="9cm" svg:x2="16.5cm" svg:y2="5.5cm">
          <text:p/>
        </draw:line>
        <draw:line draw:style-name="gr37" draw:text-style-name="P9" draw:layer="layout" svg:x1="12cm" svg:y1="9.5cm" svg:x2="16.75cm" svg:y2="7cm">
          <text:p/>
        </draw:line>
        <draw:line draw:style-name="gr38" draw:text-style-name="P9" draw:layer="layout" svg:x1="12.5cm" svg:y1="10.25cm" svg:x2="16.75cm" svg:y2="8.75cm">
          <text:p/>
        </draw:line>
        <draw:line draw:style-name="gr39" draw:text-style-name="P9" draw:layer="layout" svg:x1="12.75cm" svg:y1="10.75cm" svg:x2="16.75cm" svg:y2="10.25cm">
          <text:p/>
        </draw:line>
        <draw:line draw:style-name="gr40" draw:text-style-name="P9" draw:layer="layout" svg:x1="12.75cm" svg:y1="11.25cm" svg:x2="16.75cm" svg:y2="11.75cm">
          <text:p/>
        </draw:line>
        <draw:line draw:style-name="gr41" draw:text-style-name="P9" draw:layer="layout" svg:x1="12.5cm" svg:y1="12.25cm" svg:x2="16.5cm" svg:y2="13.5cm">
          <text:p/>
        </draw:line>
        <draw:line draw:style-name="gr42" draw:text-style-name="P9" draw:layer="layout" svg:x1="11.5cm" svg:y1="12.5cm" svg:x2="16.25cm" svg:y2="15.25cm">
          <text:p/>
        </draw:line>
        <draw:frame draw:style-name="gr9" draw:text-style-name="P6" draw:layer="layout" svg:width="4.816cm" svg:height="0.962cm" svg:x="6cm" svg:y="24.25cm">
          <draw:text-box>
            <text:p>DFD <text:s text:c="2"/>LEVEL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26T11:17:09.124000000</meta:creation-date>
    <dc:date>2025-03-26T12:12:27.321000000</dc:date>
    <meta:editing-duration>PT48S</meta:editing-duration>
    <meta:editing-cycles>1</meta:editing-cycles>
    <meta:document-statistic meta:object-count="50"/>
    <meta:generator>LibreOffice/24.2.5.2$Windows_X86_64 LibreOffice_project/bffef4ea93e59bebbeaf7f431bb02b1a39ee8a59</meta:generator>
  </office:meta>
</office:document-meta>
</file>